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351" officeooo:paragraph-rsid="0016d351"/>
    </style:style>
    <style:style style:name="P2" style:family="paragraph" style:parent-style-name="Standard">
      <style:text-properties officeooo:rsid="0016d351" officeooo:paragraph-rsid="001734cd"/>
    </style:style>
    <style:style style:name="P3" style:family="paragraph" style:parent-style-name="Standard">
      <style:text-properties officeooo:rsid="0016d351" officeooo:paragraph-rsid="00193ea9"/>
    </style:style>
    <style:style style:name="P4" style:family="paragraph" style:parent-style-name="Standard">
      <style:text-properties officeooo:rsid="001734cd" officeooo:paragraph-rsid="001734cd"/>
    </style:style>
    <style:style style:name="P5" style:family="paragraph" style:parent-style-name="Standard">
      <style:text-properties officeooo:rsid="0017f3f6" officeooo:paragraph-rsid="0017f3f6"/>
    </style:style>
    <style:style style:name="T1" style:family="text">
      <style:text-properties officeooo:rsid="001734cd"/>
    </style:style>
    <style:style style:name="T2" style:family="text">
      <style:text-properties officeooo:rsid="00189b52"/>
    </style:style>
    <style:style style:name="T3" style:family="text">
      <style:text-properties officeooo:rsid="00193e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Bradner</text:p>
      <text:p text:style-name="P1">Will Nourse</text:p>
      <text:p text:style-name="P1">Ammar Nahari</text:p>
      <text:p text:style-name="P1"/>
      <text:p text:style-name="P1">Mobile Robotics Lab 2 writeup</text:p>
      <text:p text:style-name="P1"/>
      <text:p text:style-name="P3">Our video is available at: <text:span text:style-name="T3">https://youtu.be/iOaADr3JOr0</text:span></text:p>
      <text:p text:style-name="P2"/>
      <text:p text:style-name="P4">our code can be found at: <text:a xlink:type="simple" xlink:href="https://github.com/wnourse05/eecs476_alpha/tree/master/lab2alpha">https://github.com/wnourse05/eecs476_alpha/tree/master/lab2alpha</text:a></text:p>
      <text:p text:style-name="P4"/>
      <text:p text:style-name="P5">Our changes in code include modifying the laser scan topic name to be /scan. We also changed the angular range of the robot's scan to be smaller. This change was suggested by Mike, and avoids the robot seeing itself in lidar. We also changed the movement <text:span text:style-name="T2">and angular </text:span>speed<text:span text:style-name="T2">s</text:span> of the robot to a sensible value. </text:p>
      <text:p text:style-name="P5"/>
      <text:p text:style-name="P5">Other observations include that the robot was not able to correctly sense distances if we stood too close to it (within 0.5m or so). We assume this is a result of how the kinect works, since it is just an emulated lid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0:54:11.495619913</meta:creation-date>
    <dc:date>2017-02-16T11:07:50.214688709</dc:date>
    <meta:editing-duration>PT12M24S</meta:editing-duration>
    <meta:editing-cycles>5</meta:editing-cycles>
    <meta:generator>LibreOffice/4.2.8.2$Linux_X86_64 LibreOffice_project/420m0$Build-2</meta:generator>
    <meta:document-statistic meta:table-count="0" meta:image-count="0" meta:object-count="0" meta:page-count="1" meta:paragraph-count="8" meta:word-count="122" meta:character-count="738" meta:non-whitespace-character-count="623"/>
  </office:meta>
</office:document-meta>
</file>